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ond" svg:font-family="'Noto Sans Cond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fo:language="pt" fo:country="BR" officeooo:rsid="00041086" officeooo:paragraph-rsid="00041086"/>
    </style:style>
    <style:style style:name="P2" style:family="paragraph" style:parent-style-name="Standard">
      <style:paragraph-properties fo:margin-top="0.101cm" fo:margin-bottom="0.101cm" style:contextual-spacing="false"/>
      <style:text-properties fo:language="pt" fo:country="BR" officeooo:rsid="0004aff4" officeooo:paragraph-rsid="0004aff4"/>
    </style:style>
    <style:style style:name="P3" style:family="paragraph" style:parent-style-name="Standard">
      <style:paragraph-properties fo:margin-top="0.101cm" fo:margin-bottom="0.101cm" style:contextual-spacing="false"/>
      <style:text-properties fo:language="pt" fo:country="BR" officeooo:paragraph-rsid="0004aff4"/>
    </style:style>
    <style:style style:name="P4" style:family="paragraph" style:parent-style-name="Standard">
      <style:paragraph-properties fo:margin-top="0.101cm" fo:margin-bottom="0.101cm" style:contextual-spacing="false"/>
      <style:text-properties fo:language="pt" fo:country="BR" officeooo:rsid="00058956" officeooo:paragraph-rsid="00058956"/>
    </style:style>
    <style:style style:name="P5" style:family="paragraph" style:parent-style-name="Standard">
      <style:paragraph-properties fo:margin-top="0.101cm" fo:margin-bottom="0.101cm" style:contextual-spacing="false"/>
      <style:text-properties fo:language="pt" fo:country="BR" officeooo:rsid="00058e0c" officeooo:paragraph-rsid="00058e0c"/>
    </style:style>
    <style:style style:name="P6" style:family="paragraph" style:parent-style-name="Standard">
      <style:paragraph-properties fo:margin-top="0.101cm" fo:margin-bottom="0.101cm" style:contextual-spacing="false"/>
      <style:text-properties fo:language="pt" fo:country="BR" officeooo:rsid="00058e0c" officeooo:paragraph-rsid="00058e0c" fo:background-color="transparent"/>
    </style:style>
    <style:style style:name="P7" style:family="paragraph" style:parent-style-name="Standard">
      <style:paragraph-properties fo:margin-top="0.101cm" fo:margin-bottom="0.101cm" style:contextual-spacing="false"/>
      <style:text-properties fo:language="pt" fo:country="BR" officeooo:rsid="000a4da9" officeooo:paragraph-rsid="000a4da9" fo:background-color="transparent"/>
    </style:style>
    <style:style style:name="P8" style:family="paragraph" style:parent-style-name="Standard">
      <style:paragraph-properties fo:margin-top="0.101cm" fo:margin-bottom="0.101cm" style:contextual-spacing="false"/>
      <style:text-properties fo:language="pt" fo:country="BR" officeooo:rsid="000ae346" officeooo:paragraph-rsid="000ae346" fo:background-color="transparent"/>
    </style:style>
    <style:style style:name="P9" style:family="paragraph" style:parent-style-name="Standard">
      <style:paragraph-properties fo:margin-top="0.101cm" fo:margin-bottom="0.101cm" style:contextual-spacing="false"/>
      <style:text-properties fo:language="pt" fo:country="BR" officeooo:rsid="000b4124" officeooo:paragraph-rsid="000b4124" fo:background-color="transparent"/>
    </style:style>
    <style:style style:name="P10" style:family="paragraph" style:parent-style-name="Standard">
      <style:paragraph-properties fo:margin-top="0.101cm" fo:margin-bottom="0.101cm" style:contextual-spacing="false"/>
      <style:text-properties fo:language="pt" fo:country="BR" officeooo:rsid="000c99c4" officeooo:paragraph-rsid="000c99c4"/>
    </style:style>
    <style:style style:name="P11" style:family="paragraph" style:parent-style-name="Standard">
      <style:paragraph-properties fo:margin-top="0.101cm" fo:margin-bottom="0.101cm" style:contextual-spacing="false"/>
      <style:text-properties fo:language="pt" fo:country="BR" officeooo:rsid="000e2983" officeooo:paragraph-rsid="000e2983"/>
    </style:style>
    <style:style style:name="T1" style:family="text">
      <style:text-properties officeooo:rsid="0004aff4"/>
    </style:style>
    <style:style style:name="T2" style:family="text">
      <style:text-properties fo:background-color="#eeba0b" loext:char-shading-value="0"/>
    </style:style>
    <style:style style:name="T3" style:family="text">
      <style:text-properties fo:background-color="#7fc29b" loext:char-shading-value="0"/>
    </style:style>
    <style:style style:name="T4" style:family="text">
      <style:text-properties fo:background-color="#3aaed8" loext:char-shading-value="0"/>
    </style:style>
    <style:style style:name="T5" style:family="text">
      <style:text-properties fo:background-color="#cc3f0c" loext:char-shading-value="0"/>
    </style:style>
    <style:style style:name="T6" style:family="text">
      <style:text-properties fo:color="#ffffff" loext:opacity="100%" fo:background-color="#4f4789" loext:char-shading-value="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e29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lmente, criei um projeto VueJS, usando o Nuxt. Nele, eu configurei o Jest como framework de testes, além do Axios para o uso de APIs.</text:p>
      <text:p text:style-name="P1">Então, dentro da pasta do projeto de Vue, iniciei um projeto de NodeJS, usando express para a criação agilizada do servidor.</text:p>
      <text:p text:style-name="P10">Em seguida, criei o banco de dados “encurtador_links”, em mariaDB. Criando duas tabelas: tb_users, que contêm as colunas: id (Int, Chave primária, auto-incremento, not null), e-mail (Varchar 255, not null ) e senha (Varchar 255, not null).</text:p>
      <text:p text:style-name="P10">E a tabela: tb_links, que contêm os campos: </text:p>
      <text:p text:style-name="P10">- id (Int, Chave primária, auto-incremento, not null); </text:p>
      <text:p text:style-name="P10">- título (Varchar 255, not null); </text:p>
      <text:p text:style-name="P10">- link_original (Varchar 255, not null); </text:p>
      <text:p text:style-name="P10">- link_encurtado (Varchar 255, not null); </text:p>
      <text:p text:style-name="P10">- id_usuario (Int, <text:span text:style-name="T8">chave estrangeira</text:span>); </text:p>
      <text:p text:style-name="P10">- views (Int, not null).</text:p>
      <text:p text:style-name="P11">A relação entre as tabelas seria: Usuário encurta link, eu poderia saber quem é o usuário pelo seu id, passado na chave estrangeira: “id_usuario”; no entanto, fiz questão dela poder ser nula, permitindo que o usuário possa ser anônimo.</text:p>
      <text:p text:style-name="P1">No Vue, comecei a enfrentar um problema com a API, pelo fato de eu rodar ambos no mesmo servidor (localhost), meu navegador começou a bloquear a requisição, apontando o erro: “Cross-Origin Request Blocked”, já tinha enfrentado esse erro antes, com minha API em PHP, lá bastou eu definir um Header, para permitir a requisição e no Node, as coisas não foram diferentes, embora tenham sido um pouco mais complicadas, possivelmente pela minha inexperiência com ele. Mas pesquisa vai, pesquisa vem, encontrei os headers que precisava utilizar; assim, finalmente, minha API tinha sido integrada com o meu front.</text:p>
      <text:p text:style-name="P2">Com a API configurada, comecei a pensar o design do serviço. Pretendo focar em algo mais simples. Inicialmente, preciso definir as fontes e as cores.</text:p>
      <text:p text:style-name="P3"><text:span text:style-name="T1">As fontes escolhidas foram: </text:span></text:p>
      <text:p text:style-name="P3"><text:span text:style-name="T1">- </text:span>Open Sans, <text:span text:style-name="T1">como fonte padrão, usada em parágrafos, listas, links etc.</text:span></text:p>
      <text:p text:style-name="P3">- Bebas Neue, <text:span text:style-name="T1">como fonte para destaques, usada em título.</text:span></text:p>
      <text:p text:style-name="P4">Já para as cores, eu utilizei o site: <text:a xlink:type="simple" xlink:href="https://coolors.co/" text:style-name="Internet_20_link" text:visited-style-name="Visited_20_Internet_20_Link">https://coolors.co</text:a>, que utiliza de uma inteligência artificial para sugerir novas cores, que combinem entre si, agilizando muito o processo de montagem da paleta de cores.</text:p>
      <text:p text:style-name="P5">Ao fim da escolha, as cores foram:</text:p>
      <text:p text:style-name="P5">- Dark Slate Blue: <text:span text:style-name="T6">#4F4789</text:span></text:p>
      <text:p text:style-name="P6">- Orange Yellow: <text:span text:style-name="T2">#EEBA0B</text:span></text:p>
      <text:p text:style-name="P6">- Eton Blue: <text:span text:style-name="T3">#7FC29B</text:span></text:p>
      <text:p text:style-name="P6">- Cerulean Crayola: <text:span text:style-name="T4">#3AAED8</text:span></text:p>
      <text:p text:style-name="P6">- Sinopia: <text:span text:style-name="T5">#CC3F0C</text:span></text:p>
      <text:p text:style-name="P7"><text:soft-page-break/>Tendo toda a base inicial definida, comecei o projeto propriamente dito. Criei um componente Header, contendo a logo do serviço, junto de um <text:span text:style-name="T7">lema e links para navegação em outras páginas.</text:span></text:p>
      <text:p text:style-name="P8"><text:span text:style-name="T7">Antes de prosseguir para a criação do componente Main, decidi me aventurar pelo mundo dos testes. Tentei copiar o teste padrão, modificando algumas coisas com a ajuda da documentação para verificar se o texto do H1, no header era: “Encurtador de URLs”, o título que usei.</text:span></text:p>
      <text:p text:style-name="P9"><text:span text:style-name="T7">Interessantemente, a criação do teste foi mais fácil do que eu esperava, ele é extremamente semântico, então fica fácil de entender o que está acontecendo; além de que, com os testes rodando no terminal, eu não preciso verificar o navegador, mantendo o meu foco no editor de códig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ond" svg:font-family="'Noto Sans Con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ond" style:font-size-asian="10.5pt" style:language-asian="zh" style:country-asian="CN" style:font-name-complex="Noto Sans Cond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ond" style:font-size-asian="10.5pt" style:language-asian="zh" style:country-asian="CN" style:font-name-complex="Noto Sans Con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ond" style:font-family-asian="'Noto Sans Cond'" style:font-family-generic-asian="system" style:font-pitch-asian="variable" style:font-size-asian="14pt" style:font-name-complex="Noto Sans Cond" style:font-family-complex="'Noto Sans Con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ond" style:font-family-asian="'Noto Sans Cond'" style:font-family-generic-asian="system" style:font-pitch-asian="variable" style:font-size-asian="24pt" style:font-weight-asian="bold" style:font-name-complex="Noto Sans Cond" style:font-family-complex="'Noto Sans Cond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11:40:58.790458621</meta:creation-date>
    <dc:date>2022-02-26T14:37:14.359268448</dc:date>
    <meta:editing-duration>PT2H35M42S</meta:editing-duration>
    <meta:editing-cycles>10</meta:editing-cycles>
    <meta:generator>LibreOffice/7.3.0.3$Linux_X86_64 LibreOffice_project/30$Build-3</meta:generator>
    <meta:document-statistic meta:table-count="0" meta:image-count="0" meta:object-count="0" meta:page-count="2" meta:paragraph-count="26" meta:word-count="499" meta:character-count="3024" meta:non-whitespace-character-count="2544"/>
  </office:meta>
</office:document-meta>
</file>